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27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84" style:family="table-column">
      <style:table-column-properties fo:break-before="auto" style:column-width="64.8pt"/>
    </style:style>
    <style:style style:name="co85" style:family="table-column">
      <style:table-column-properties fo:break-before="auto" style:column-width="94.65pt"/>
    </style:style>
    <style:style style:name="co86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35"/>
        <table:table-column table:style-name="co108" table:default-cell-style-name="ce135"/>
        <table:table-column table:style-name="co109" table:default-cell-style-name="ce135"/>
        <table:table-column table:style-name="co110" table:default-cell-style-name="ce135"/>
        <table:table-column table:style-name="co111" table:default-cell-style-name="ce135"/>
        <table:table-column table:style-name="co112" table:default-cell-style-name="ce135"/>
        <table:table-column table:style-name="co113" table:default-cell-style-name="ce135"/>
        <table:table-column table:style-name="co114" table:default-cell-style-name="ce135"/>
        <table:table-column table:style-name="co115" table:default-cell-style-name="ce170"/>
        <table:table-column table:style-name="co116" table:default-cell-style-name="ce170"/>
        <table:table-column table:style-name="co117" table:default-cell-style-name="ce170"/>
        <table:table-column table:style-name="co127" table:default-cell-style-name="ce170"/>
        <table:table-column table:style-name="co10" table:number-columns-repeated="999" table:default-cell-style-name="ce170"/>
        <table:table-row table:style-name="ro1">
          <table:table-cell table:style-name="ce164" office:value-type="string" calcext:value-type="string">
            <text:p>Algorithm</text:p>
          </table:table-cell>
          <table:table-cell table:style-name="ce166" office:value-type="string" calcext:value-type="string">
            <text:p>BOT_MODE_ROAM</text:p>
          </table:table-cell>
          <table:table-cell table:style-name="ce166" office:value-type="string" calcext:value-type="string">
            <text:p>BOT_MODE_TEAM_ROAM</text:p>
          </table:table-cell>
          <table:table-cell table:style-name="ce166" office:value-type="string" calcext:value-type="string">
            <text:p>BOT_MODE_PUSH_TOWER</text:p>
          </table:table-cell>
          <table:table-cell table:style-name="ce169" office:value-type="string" calcext:value-type="string">
            <text:p>BOT_MODE_ATTACK</text:p>
          </table:table-cell>
          <table:table-cell table:style-name="ce169" office:value-type="string" calcext:value-type="string">
            <text:p>BOT_MODE_NONE</text:p>
          </table:table-cell>
          <table:table-cell table:style-name="ce136" office:value-type="string" calcext:value-type="string">
            <text:p>BOT_MODE_LANING</text:p>
          </table:table-cell>
          <table:table-cell table:style-name="ce136" office:value-type="string" calcext:value-type="string">
            <text:p>BOT_MODE_ROSHAN </text:p>
          </table:table-cell>
          <table:table-cell table:style-name="ce166" office:value-type="string" calcext:value-type="string">
            <text:p>BOT_MODE_FARM</text:p>
          </table:table-cell>
          <table:table-cell table:style-name="ce166" office:value-type="string" calcext:value-type="string">
            <text:p>BOT_MODE_DEFEND_TOWER</text:p>
          </table:table-cell>
          <table:table-cell table:style-name="ce166" office:value-type="string" calcext:value-type="string">
            <text:p>BOT_MODE_RETREAT</text:p>
          </table:table-cell>
          <table:table-cell table:style-name="ce166" office:value-type="string" calcext:value-type="string">
            <text:p>BOT_MODE_DEFEND_ALLY</text:p>
          </table:table-cell>
          <table:table-cell table:style-name="ce150"/>
          <table:table-cell table:style-name="ce171" table:number-columns-repeated="998"/>
        </table:table-row>
        <table:table-row table:style-name="ro1">
          <table:table-cell table:style-name="ce126" office:value-type="string" calcext:value-type="string">
            <text:p>attacking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25" calcext:value-type="float">
            <text:p>2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ttacking_enemy_hero</text:p>
          </table:table-cell>
          <table:table-cell table:number-columns-repeated="2" table:style-name="ce145" office:value-type="float" office:value="50" calcext:value-type="float">
            <text:p>50</text:p>
          </table:table-cell>
          <table:table-cell table:number-columns-repeated="3" table:style-name="ce145" office:value-type="float" office:value="65" calcext:value-type="float">
            <text:p>6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last_hit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60" calcext:value-type="float">
            <text:p>60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50" calcext:value-type="float">
            <text:p>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80" calcext:value-type="float">
            <text:p>8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hero</text:p>
          </table:table-cell>
          <table:table-cell table:number-columns-repeated="5" table:style-name="ce145" office:value-type="float" office:value="90" calcext:value-type="float">
            <text:p>9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neutral_creep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60" calcext:value-type="float">
            <text:p>6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kills_enemy_hero</text:p>
          </table:table-cell>
          <table:table-cell table:number-columns-repeated="5" table:style-name="ce145" office:value-type="float" office:value="85" calcext:value-type="float">
            <text:p>8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in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70" calcext:value-type="float">
            <text:p>7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ssist_ally_hero</text:p>
          </table:table-cell>
          <table:table-cell table:number-columns-repeated="5" table:style-name="ce145" office:value-type="float" office:value="87" calcext:value-type="float">
            <text:p>87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number-columns-repeated="999"/>
        </table:table-row>
        <table:table-row table:style-name="ro1" table:number-rows-repeated="34">
          <table:table-cell table:style-name="ce126"/>
          <table:table-cell table:style-name="ce145" table:number-columns-repeated="5"/>
          <table:table-cell table:style-name="ce13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35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ough_damage_and_health_for_roshan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roshan_alive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81" table:default-cell-style-name="ce133"/>
        <table:table-column table:style-name="co80" table:default-cell-style-name="ce133"/>
        <table:table-column table:style-name="co82" table:default-cell-style-name="ce133"/>
        <table:table-column table:style-name="co83" table:default-cell-style-name="ce133"/>
        <table:table-column table:style-name="co67" table:default-cell-style-name="ce133"/>
        <table:table-column table:style-name="co69" table:default-cell-style-name="ce133"/>
        <table:table-column table:style-name="co84" table:default-cell-style-name="ce133"/>
        <table:table-column table:style-name="co69" table:default-cell-style-name="ce133"/>
        <table:table-column table:style-name="co81" table:default-cell-style-name="ce133"/>
        <table:table-column table:style-name="co85" table:default-cell-style-name="ce133"/>
        <table:table-column table:style-name="co86" table:default-cell-style-name="ce133"/>
        <table:table-column table:style-name="co2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81" table:default-cell-style-name="ce133"/>
        <table:table-column table:style-name="co80" table:default-cell-style-name="ce133"/>
        <table:table-column table:style-name="co86" table:default-cell-style-name="ce133"/>
        <table:table-column table:style-name="co2" table:default-cell-style-name="ce133"/>
        <table:table-column table:style-name="co86" table:default-cell-style-name="ce133"/>
        <table:table-column table:style-name="co2" table:default-cell-style-name="ce133"/>
        <table:table-column table:style-name="co10" table:number-columns-repeated="997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etrea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Attack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Evasive maneuvers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Laning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Farm desire</text:p>
          </table:table-cell>
          <table:covered-table-cell table:style-name="ce163"/>
          <table:table-cell table:style-name="ce177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997"/>
        </table:table-row>
        <table:table-row table:style-name="ro1">
          <table:table-cell table:style-name="ce127" office:value-type="string" calcext:value-type="string">
            <text:p>has_buyback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level_six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0" calcext:value-type="float">
            <text:p>5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low_hp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-25" calcext:value-type="float">
            <text:p>-2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0" calcext:value-type="float">
            <text:p>-5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0" calcext:value-type="float">
            <text:p>-5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not_full_hp_mp_and_near_fountain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76" calcext:value-type="float">
            <text:p>76</text:p>
          </table:table-cell>
          <table:table-cell table:style-name="ce140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7" office:value-type="string" calcext:value-type="string">
            <text:p>has_tp_scroll_or_travel_boots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10" calcext:value-type="float">
            <text:p>-1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is_focused_by_enemies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76" calcext:value-type="float">
            <text:p>76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5" calcext:value-type="float">
            <text:p>-2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is_shrine_healing_and_enemies_near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1" office:value-type="float" office:value="-85" calcext:value-type="float">
            <text:p>-8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is_shrine_healing_and_no_enemy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76" calcext:value-type="float">
            <text:p>76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is_one_weaker_enemy_hero_near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60" calcext:value-type="float">
            <text:p>6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player_on_bot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player_on_mid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player_on_top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roam_target_is_near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50" calcext:value-type="float">
            <text:p>-5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ally_hero_is_near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30" calcext:value-type="float">
            <text:p>3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15" calcext:value-type="float">
            <text:p>-15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high_damage_and_health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-25" calcext:value-type="float">
            <text:p>-2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50" calcext:value-type="float">
            <text:p>-5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2:54:22.937680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5T13:37:22.127146657</dc:date>
    <meta:editing-duration>P2DT2H58M54S</meta:editing-duration>
    <meta:editing-cycles>2070</meta:editing-cycles>
    <meta:document-statistic meta:table-count="9" meta:cell-count="2782" meta:object-count="0"/>
  </office:meta>
</office:document-meta>
</file>